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inh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vinho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afr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eor Alcoólico</text:p>
          </table:table-cell>
          <table:table-cell office:value-type="string" calcext:value-type="string">
            <text:p>Amadureciment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Nota</text:p>
          </table:table-cell>
        </table:table-row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gr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 pratos gordurosos então vinhos tint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 vinho branco safra menor que 4 an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 peixe | fruto do mar → vinho branc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 massa → vinho italian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lonhesa → tint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lho branco → branc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 comemoração, espumante</text:p>
          </table:table-cell>
          <table:table-cell table:number-columns-repeated="7"/>
        </table:table-row>
      </table:table>
      <table:table table:name="Localização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ocalizaca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aís</text:p>
          </table:table-cell>
          <table:table-cell office:value-type="string" calcext:value-type="string">
            <text:p>Região</text:p>
          </table:table-cell>
          <table:table-cell office:value-type="string" calcext:value-type="string">
            <text:p>Vinícola</text:p>
          </table:table-cell>
        </table:table-row>
      </table:table>
      <table:table table:name="Característica Vinho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caracteristicaVinho</text:p>
          </table:table-cell>
          <table:covered-table-cell table:style-name="ce1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Visual</text:p>
          </table:table-cell>
          <table:table-cell office:value-type="string" calcext:value-type="string">
            <text:p>Olfativo1</text:p>
          </table:table-cell>
          <table:table-cell office:value-type="string" calcext:value-type="string">
            <text:p>Olfativo2</text:p>
          </table:table-cell>
          <table:table-cell office:value-type="string" calcext:value-type="string">
            <text:p>Gustativo1</text:p>
          </table:table-cell>
          <table:table-cell office:value-type="string" calcext:value-type="string">
            <text:p>Gustativo2</text:p>
          </table:table-cell>
          <table:table-cell office:value-type="string" calcext:value-type="string">
            <text:p>Gustativo3</text:p>
          </table:table-cell>
          <table:table-cell office:value-type="string" calcext:value-type="string">
            <text:p>Vinho id</text:p>
          </table:table-cell>
        </table:table-row>
      </table:table>
      <table:table table:name="Característica Paí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aracteristicaPai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ís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Adjetivo1</text:p>
          </table:table-cell>
          <table:table-cell office:value-type="string" calcext:value-type="string">
            <text:p>Adjetivo2</text:p>
          </table:table-cell>
          <table:table-cell office:value-type="string" calcext:value-type="string">
            <text:p>Clima</text:p>
          </table:table-cell>
        </table:table-row>
      </table:table>
      <table:table table:name="Harmonizaçã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harmonizacao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peso_sabores</text:p>
          </table:table-cell>
          <table:table-cell office:value-type="string" calcext:value-type="string">
            <office:annotation draw:style-name="gr1" draw:text-style-name="P1" svg:width="2.899cm" svg:height="2.966cm" svg:x="9.886cm" svg:y="0cm" draw:caption-point-x="-0.61cm" draw:caption-point-y="0.913cm">
              <dc:date>2014-05-14T00:00:00</dc:date>
              <text:p text:style-name="P1"><text:span text:style-name="T1">Coqueteis, HH, Festa na piscina, Churrasco, almoço,janta,festa, comemoração, datas especiais</text:span></text:p>
            </office:annotation>
            <text:p>momento</text:p>
          </table:table-cell>
          <table:table-cell office:value-type="string" calcext:value-type="string">
            <text:p>gordura</text:p>
          </table:table-cell>
          <table:table-cell office:value-type="string" calcext:value-type="string">
            <office:annotation draw:style-name="gr1" draw:text-style-name="P1" svg:width="2.899cm" svg:height="2.571cm" svg:x="14.402cm" svg:y="0cm" draw:caption-point-x="-0.61cm" draw:caption-point-y="0.913cm">
              <dc:date>2014-05-14T00:00:00</dc:date>
              <text:p text:style-name="P1"><text:span text:style-name="T1">(Peixes,frutos do mar, ave, caça, carne vermelha, suína, prato, salada,sobremesa,massa)</text:span></text:p>
            </office:annotation>
            <text:p>tipo</text:p>
          </table:table-cell>
        </table:table-row>
      </table:table>
      <table:table table:name="Amadurecimento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madurecimen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arril</text:p>
          </table:table-cell>
          <table:table-cell office:value-type="string" calcext:value-type="string">
            <text:p>tem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13:06:22.9486542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23:39:24.696156919</meta:creation-date>
    <dc:date>2014-05-14T13:27:12.292720776</dc:date>
    <meta:editing-duration>PT1M14S</meta:editing-duration>
    <meta:editing-cycles>4</meta:editing-cycles>
    <meta:generator>LibreOffice/4.2.3.3$Linux_X86_64 LibreOffice_project/420m0$Build-3</meta:generator>
    <meta:document-statistic meta:table-count="6" meta:cell-count="46" meta:object-count="0"/>
  </office:meta>
</office:document-meta>
</file>